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paragraph-properties fo:padding="0.049cm" fo:border="0.06pt solid #d9d9e3"/>
    </style:style>
    <style:style style:name="P4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5" style:family="paragraph" style:parent-style-name="Text_20_body">
      <style:paragraph-properties fo:padding="0.049cm" fo:border="0.06pt solid #d9d9e3"/>
    </style:style>
    <style:style style:name="T1" style:family="text">
      <style:text-properties officeooo:rsid="007b3e03"/>
    </style:style>
    <style:style style:name="T2" style:family="text">
      <style:text-properties loext:padding="0.049cm" loext:border="0.06pt solid #d9d9e3"/>
    </style:style>
    <style:style style:name="T3" style:family="text">
      <style:text-properties officeooo:rsid="0085681b"/>
    </style:style>
    <style:style style:name="T4" style:family="text">
      <style:text-properties officeooo:rsid="008e150d"/>
    </style:style>
    <style:style style:name="T5" style:family="text">
      <style:text-properties officeooo:rsid="00a21e31"/>
    </style:style>
    <style:style style:name="T6" style:family="text">
      <style:text-properties officeooo:rsid="00aa3872"/>
    </style:style>
    <style:style style:name="T7" style:family="text">
      <style:text-properties officeooo:rsid="00aee3f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egunta 1: ¿Qué es el Control de Acceso Discrecional (DAC) en el contexto de LPIC-3?</text:p>
      <text:p text:style-name="P3">Respuesta 1: El Control de Acceso Discrecional (DAC) es un modelo de control de acceso en el que los propietarios de los recursos tienen el poder para controlar quién puede acceder a ellos y cómo.</text:p>
      <text:p text:style-name="P3"/>
      <text:p text:style-name="P3">Pregunta 2: ¿Cuál es el propósito del comando "getfacl" en Linux?</text:p>
      <text:p text:style-name="P3">Respuesta 2: El comando "getfacl" se utiliza para mostrar la lista de control de acceso (ACL) de un archivo o directorio en Linux.</text:p>
      <text:p text:style-name="P3"/>
      <text:p text:style-name="P3">Pregunta 3: ¿Qué información muestra el comando "getfacl" en Linux?</text:p>
      <text:p text:style-name="P3">Respuesta 3: El comando "getfacl" muestra la lista de control de acceso (ACL) de un archivo o directorio, incluyendo las entradas de permisos y los usuarios o grupos asociados.</text:p>
      <text:p text:style-name="P3"/>
      <text:p text:style-name="P3">Pregunta 4: ¿Cómo se puede utilizar el comando "setfacl" en Linux?</text:p>
      <text:p text:style-name="P3">Respuesta 4: El comando "setfacl" se utiliza para establecer la lista de control de acceso (ACL) de un archivo o directorio en Linux, permitiendo modificar los permisos y asociar usuarios o grupos con diferentes niveles de acceso.</text:p>
      <text:p text:style-name="P3"/>
      <text:p text:style-name="P3">Pregunta 5: ¿Cuál es el formato de las entradas de permisos en una lista de control de acceso (ACL)?</text:p>
      <text:p text:style-name="P3">Respuesta 5: Las entradas de permisos en una lista de control de acceso (ACL) constan de una serie de letras y símbolos, como r (lectura), w (escritura), x (ejecución) y - (sin permiso).</text:p>
      <text:p text:style-name="P3"/>
      <text:p text:style-name="P3">Pregunta 6: ¿Cómo se puede agregar una entrada de permiso a un archivo o directorio utilizando el comando "setfacl"?</text:p>
      <text:p text:style-name="P3">Respuesta 6: Para agregar una entrada de permiso a un archivo o directorio utilizando el comando "setfacl", se puede utilizar la opción "-m" seguida de la especificación del permiso y el usuario o grupo al que se le asigna.</text:p>
      <text:p text:style-name="P3"/>
      <text:p text:style-name="P3">Pregunta 7: ¿Qué es el atributo extendido en Linux?</text:p>
      <text:p text:style-name="P3">Respuesta 7: El atributo extendido es una característica de los sistemas de archivos en Linux que permite asociar metadatos adicionales a archivos o directorios, proporcionando información adicional sobre ellos.</text:p>
      <text:p text:style-name="P3"><text:soft-page-break/></text:p>
      <text:p text:style-name="P3">Pregunta 8: ¿Cuál es el propósito del comando "getfattr" en Linux?</text:p>
      <text:p text:style-name="P3">Respuesta 8: El comando "getfattr" se utiliza para mostrar los atributos extendidos de un archivo o directorio en Linux.</text:p>
      <text:p text:style-name="P3"/>
      <text:p text:style-name="P3">Pregunta 9: ¿Qué información muestra el comando "getfattr" en Linux?</text:p>
      <text:p text:style-name="P3">Respuesta 9: El comando "getfattr" muestra los atributos extendidos de un archivo o directorio, incluyendo el nombre del atributo y su valor.</text:p>
      <text:p text:style-name="P3"/>
      <text:p text:style-name="P3">Pregunta 10: ¿Cómo se puede utilizar el comando "setfattr" en Linux?</text:p>
      <text:p text:style-name="P3">Respuesta 10: El comando "setfattr" se utiliza para establecer los atributos extendidos de un archivo o directorio en Linux, permitiendo asociar metadatos adicionales.</text:p>
      <text:p text:style-name="P3"/>
      <text:p text:style-name="P3">Pregunta 11: ¿Cuál es la sintaxis para agregar un atributo extendido a un archivo o directorio utilizando el comando "setfattr"?</text:p>
      <text:p text:style-name="P3">Respuesta 11: La sintaxis para agregar un atributo extendido a un archivo o directorio utilizando el comando "setfattr" es "setfattr -n atributo -v valor archivo".</text:p>
      <text:p text:style-name="P3"/>
      <text:p text:style-name="P3">Pregunta 12: ¿Cuál es la diferencia entre el Control de Acceso Discrecional (DAC) y el Control de Acceso Obligatorio (MAC)?</text:p>
      <text:p text:style-name="P3">Respuesta 12: El Control de Acceso Discrecional (DAC) se basa en la propiedad y la discreción del propietario para controlar el acceso, mientras que el Control de Acceso Obligatorio (MAC) se basa en políticas de seguridad y niveles de clasificación para controlar el acceso.</text:p>
      <text:p text:style-name="P3"/>
      <text:p text:style-name="P3">Pregunta 13: ¿Cómo se puede visualizar la lista de control de acceso (ACL) de un archivo o directorio utilizando el comando "ls"?</text:p>
      <text:p text:style-name="P3">Respuesta 13: Para visualizar la lista de control de acceso (ACL) de un archivo o directorio utilizando el comando "ls", se puede utilizar la opción "-l" junto con la opción "-v".</text:p>
      <text:p text:style-name="P3"/>
      <text:p text:style-name="P3">Pregunta 14: ¿Cuál es el propósito de la opción "-R" en el comando "setfacl"?</text:p>
      <text:p text:style-name="P3"><text:soft-page-break/>Respuesta 14: La opción "-R" en el comando "setfacl" se utiliza para aplicar de forma recursiva los cambios de la lista de control de acceso (ACL) a todos los archivos y directorios dentro de un directorio, incluyendo subdirectorios.</text:p>
      <text:p text:style-name="P3"/>
      <text:p text:style-name="P3">Pregunta 15: ¿Qué permisos se pueden asignar a una entrada de la lista de control de acceso (ACL) utilizando el comando "setfacl"?</text:p>
      <text:p text:style-name="P3">Respuesta 15: Los permisos que se pueden asignar a una entrada de la lista de control de acceso (ACL) utilizando el comando "setfacl" incluyen lectura (r), escritura (w), ejecución (x) y ningún permiso (-).</text:p>
      <text:p text:style-name="P3"/>
      <text:p text:style-name="P3">Pregunta 16: ¿Cuál es la diferencia entre los permisos tradicionales de Unix y las entradas de la lista de control de acceso (ACL)?</text:p>
      <text:p text:style-name="P3">Respuesta 16: Los permisos tradicionales de Unix se basan en el propietario, el grupo y otros, mientras que las entradas de la lista de control de acceso (ACL) permiten asignar permisos específicos a usuarios o grupos adicionales.</text:p>
      <text:p text:style-name="P3"/>
      <text:p text:style-name="P3">Pregunta 17: ¿Cómo se puede eliminar una entrada de permiso de un archivo o directorio utilizando el comando "setfacl"?</text:p>
      <text:p text:style-name="P3">Respuesta 17: Para eliminar una entrada de permiso de un archivo o directorio utilizando el comando "setfacl", se puede utilizar la opción "-x" seguida de la especificación del permiso y el usuario o grupo asociado.</text:p>
      <text:p text:style-name="P3"/>
      <text:p text:style-name="P3">Pregunta 18: ¿Cuál es la diferencia entre "getfacl" y "getfattr" en Linux?</text:p>
      <text:p text:style-name="P3">Respuesta 18: "getfacl" se utiliza para obtener la lista de control de acceso (ACL) de un archivo o directorio, mientras que "getfattr" se utiliza para obtener los atributos extendidos de un archivo o directorio.</text:p>
      <text:p text:style-name="P3"/>
      <text:p text:style-name="P3">Pregunta 19: ¿Se pueden utilizar simultáneamente los permisos tradicionales de Unix y las entradas de la lista de control de acceso (ACL) en Linux?</text:p>
      <text:p text:style-name="P3">Respuesta 19: Sí, se pueden utilizar simultáneamente los permisos tradicionales de Unix y las entradas de la lista de control de acceso (ACL) en Linux. Los permisos tradicionales de Unix se aplican junto con las ACL para determinar los niveles de acceso.</text:p>
      <text:p text:style-name="P3"/>
      <text:p text:style-name="P3"><text:soft-page-break/>Pregunta 20: ¿Es posible establecer permisos predeterminados para nuevos archivos y directorios utilizando la lista de control de acceso (ACL)?</text:p>
      <text:p text:style-name="P3">Respuesta 20: Sí, es posible establecer permisos predeterminados para nuevos archivos y directorios utilizando la lista de control de acceso (ACL). Esto se logra mediante la configuración de las entradas de permisos predeterminados en la ACL del directorio pad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aee3f2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char" svg:x="11.88cm" svg:y="-0.66cm" svg:width="5.054cm" svg:height="1.207cm" draw:z-index="3"><draw:image xlink:href="Pictures/10000001000001360000004A30263C5DB1AE7E44.png" xlink:type="simple" xlink:show="embed" xlink:actuate="onLoad" draw:mime-type="image/png"/></draw:frame><text:span text:style-name="MT1">Control der acceso</text:span> </text:p>
        <text:p text:style-name="MP2">Discretionary Access Control <text:s text:c="4"/></text:p>
      </style:header>
      <style:footer>
        <text:p text:style-name="MP3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6T17:58:43.345108251</dc:date>
    <meta:editing-duration>PT10H46M53S</meta:editing-duration>
    <meta:editing-cycles>154</meta:editing-cycles>
    <meta:generator>LibreOffice/7.4.1.2$Linux_X86_64 LibreOffice_project/3c58a8f3a960df8bc8fd77b461821e42c061c5f0</meta:generator>
    <meta:document-statistic meta:table-count="0" meta:image-count="1" meta:object-count="0" meta:page-count="4" meta:paragraph-count="43" meta:word-count="977" meta:character-count="6015" meta:non-whitespace-character-count="5075"/>
  </office:meta>
</office:document-meta>
</file>